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0.4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37"/>
    <style:style style:name="ce7" style:family="table-cell" style:parent-style-name="Default" style:data-style-name="N37">
      <style:table-cell-properties fo:background-color="#ffffa6"/>
    </style:style>
    <style:style style:name="ce5" style:family="table-cell" style:parent-style-name="Default">
      <style:table-cell-properties fo:background-color="#ffd7d7"/>
    </style:style>
    <style:style style:name="ce6" style:family="table-cell" style:parent-style-name="Default">
      <style:table-cell-properties fo:background-color="#ffffa6"/>
    </style:style>
    <style:style style:name="ce8" style:family="table-cell" style:parent-style-name="Default">
      <style:table-cell-properties fo:background-color="transparent"/>
    </style:style>
    <style:style style:name="ce3" style:family="table-cell" style:parent-style-name="Default" style:data-style-name="N40"/>
    <style:style style:name="ce10" style:family="table-cell" style:parent-style-name="Default" style:data-style-name="N40">
      <style:table-cell-properties fo:background-color="#ffd7d7"/>
    </style:style>
    <style:style style:name="ce11" style:family="table-cell" style:parent-style-name="Default" style:data-style-name="N40">
      <style:table-cell-properties fo:background-color="#ffffa6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Videos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01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office:value-type="string" calcext:value-type="string">
            <text:p>Droplet#</text:p>
          </table:table-cell>
          <table:table-cell office:value-type="string" calcext:value-type="string">
            <text:p>Droplet siz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Harvest time</text:p>
          </table:table-cell>
          <table:table-cell office:value-type="string" calcext:value-type="string">
            <text:p>Video time</text:p>
          </table:table-cell>
          <table:table-cell office:value-type="string" calcext:value-type="string">
            <text:p>Time (from harvest)</text:p>
          </table:table-cell>
          <table:table-cell office:value-type="string" calcext:value-type="string">
            <text:p>Time in minutes</text:p>
          </table:table-cell>
          <table:table-cell office:value-type="string" calcext:value-type="string">
            <text:p>Bacterial concentration</text:p>
          </table:table-cell>
          <table:table-cell office:value-type="string" calcext:value-type="string">
            <text:p>Imaging plan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Image type</text:p>
          </table:table-cell>
          <table:table-cell office:value-type="string" calcext:value-type="string">
            <text:p>Initial mean velocity (10 s)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table:style-name="ce3" office:value-type="time" office:time-value="PT12H20M00S" calcext:value-type="time">
            <text:p>12:20</text:p>
          </table:table-cell>
          <table:table-cell table:style-name="ce3" office:value-type="time" office:time-value="PT13H10M00S" calcext:value-type="time">
            <text:p>13:10</text:p>
          </table:table-cell>
          <table:table-cell table:style-name="ce3" table:formula="of:=[.G2]-[.F2]" office:value-type="time" office:time-value="PT00H50M00S" calcext:value-type="time">
            <text:p>00:50</text:p>
          </table:table-cell>
          <table:table-cell table:formula="of:=HOUR([.H2])*60+MINUTE([.H2])" office:value-type="float" office:value="50" calcext:value-type="float">
            <text:p>5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35815738814877" calcext:value-type="float">
            <text:p>9.35815738814877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table:style-name="ce3" office:value-type="time" office:time-value="PT36H20M00S" calcext:value-type="time">
            <text:p>12:20</text:p>
          </table:table-cell>
          <table:table-cell table:style-name="ce3" office:value-type="time" office:time-value="PT13H26M00S" calcext:value-type="time">
            <text:p>13:26</text:p>
          </table:table-cell>
          <table:table-cell table:style-name="ce3" table:formula="of:=[.G3]-[.F3]" office:value-type="time" office:time-value="-PT22H54M00S" calcext:value-type="time">
            <text:p>01:06</text:p>
          </table:table-cell>
          <table:table-cell table:formula="of:=HOUR([.H3])*60+MINUTE([.H3])" office:value-type="float" office:value="66" calcext:value-type="float">
            <text:p>6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04639903504341" calcext:value-type="float">
            <text:p>9.04639903504341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table:style-name="ce3" office:value-type="time" office:time-value="PT60H20M00S" calcext:value-type="time">
            <text:p>12:20</text:p>
          </table:table-cell>
          <table:table-cell table:style-name="ce3" office:value-type="time" office:time-value="PT13H30M00S" calcext:value-type="time">
            <text:p>13:30</text:p>
          </table:table-cell>
          <table:table-cell table:style-name="ce3" table:formula="of:=[.G4]-[.F4]" office:value-type="time" office:time-value="-PT46H50M00S" calcext:value-type="time">
            <text:p>01:10</text:p>
          </table:table-cell>
          <table:table-cell table:formula="of:=HOUR([.H4])*60+MINUTE([.H4])" office:value-type="float" office:value="70" calcext:value-type="float">
            <text:p>7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8.34960137626176" calcext:value-type="float">
            <text:p>8.34960137626176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table:style-name="ce3" office:value-type="time" office:time-value="PT84H20M00S" calcext:value-type="time">
            <text:p>12:20</text:p>
          </table:table-cell>
          <table:table-cell table:style-name="ce3" office:value-type="time" office:time-value="PT13H33M00S" calcext:value-type="time">
            <text:p>13:33</text:p>
          </table:table-cell>
          <table:table-cell table:style-name="ce3" table:formula="of:=[.G5]-[.F5]" office:value-type="time" office:time-value="-PT70H47M00S" calcext:value-type="time">
            <text:p>01:13</text:p>
          </table:table-cell>
          <table:table-cell table:formula="of:=HOUR([.H5])*60+MINUTE([.H5])" office:value-type="float" office:value="73" calcext:value-type="float">
            <text:p>7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0.5653918018817" calcext:value-type="float">
            <text:p>10.5653918018817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table:style-name="ce3" office:value-type="time" office:time-value="PT108H20M00S" calcext:value-type="time">
            <text:p>12:20</text:p>
          </table:table-cell>
          <table:table-cell table:style-name="ce3" office:value-type="time" office:time-value="PT13H35M00S" calcext:value-type="time">
            <text:p>13:35</text:p>
          </table:table-cell>
          <table:table-cell table:style-name="ce3" table:formula="of:=[.G6]-[.F6]" office:value-type="time" office:time-value="-PT94H45M00S" calcext:value-type="time">
            <text:p>01:15</text:p>
          </table:table-cell>
          <table:table-cell table:formula="of:=HOUR([.H6])*60+MINUTE([.H6])" office:value-type="float" office:value="75" calcext:value-type="float">
            <text:p>75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7638097361159" calcext:value-type="float">
            <text:p>9.7638097361159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table:style-name="ce3" office:value-type="time" office:time-value="PT132H20M00S" calcext:value-type="time">
            <text:p>12:20</text:p>
          </table:table-cell>
          <table:table-cell table:style-name="ce3" office:value-type="time" office:time-value="PT13H38M00S" calcext:value-type="time">
            <text:p>13:38</text:p>
          </table:table-cell>
          <table:table-cell table:style-name="ce3" table:formula="of:=[.G7]-[.F7]" office:value-type="time" office:time-value="-PT118H42M00S" calcext:value-type="time">
            <text:p>01:18</text:p>
          </table:table-cell>
          <table:table-cell table:formula="of:=HOUR([.H7])*60+MINUTE([.H7])" office:value-type="float" office:value="78" calcext:value-type="float">
            <text:p>78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90164412999797" calcext:value-type="float">
            <text:p>7.90164412999797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table:style-name="ce3" office:value-type="time" office:time-value="PT156H20M00S" calcext:value-type="time">
            <text:p>12:20</text:p>
          </table:table-cell>
          <table:table-cell table:style-name="ce3" office:value-type="time" office:time-value="PT13H42M00S" calcext:value-type="time">
            <text:p>13:42</text:p>
          </table:table-cell>
          <table:table-cell table:style-name="ce3" table:formula="of:=[.G8]-[.F8]" office:value-type="time" office:time-value="-PT142H38M00S" calcext:value-type="time">
            <text:p>01:22</text:p>
          </table:table-cell>
          <table:table-cell table:formula="of:=HOUR([.H8])*60+MINUTE([.H8])" office:value-type="float" office:value="82" calcext:value-type="float">
            <text:p>8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13550700799572" calcext:value-type="float">
            <text:p>4.13550700799572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table:style-name="ce3" office:value-type="time" office:time-value="PT180H20M00S" calcext:value-type="time">
            <text:p>12:20</text:p>
          </table:table-cell>
          <table:table-cell table:style-name="ce3" office:value-type="time" office:time-value="PT13H45M00S" calcext:value-type="time">
            <text:p>13:45</text:p>
          </table:table-cell>
          <table:table-cell table:style-name="ce3" table:formula="of:=[.G9]-[.F9]" office:value-type="time" office:time-value="-PT166H35M00S" calcext:value-type="time">
            <text:p>01:25</text:p>
          </table:table-cell>
          <table:table-cell table:formula="of:=HOUR([.H9])*60+MINUTE([.H9])" office:value-type="float" office:value="85" calcext:value-type="float">
            <text:p>85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11266149786763" calcext:value-type="float">
            <text:p>2.11266149786763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table:style-name="ce3" office:value-type="time" office:time-value="PT204H20M00S" calcext:value-type="time">
            <text:p>12:20</text:p>
          </table:table-cell>
          <table:table-cell table:style-name="ce3" office:value-type="time" office:time-value="PT13H48M00S" calcext:value-type="time">
            <text:p>13:48</text:p>
          </table:table-cell>
          <table:table-cell table:style-name="ce3" table:formula="of:=[.G10]-[.F10]" office:value-type="time" office:time-value="-PT190H32M00S" calcext:value-type="time">
            <text:p>01:28</text:p>
          </table:table-cell>
          <table:table-cell table:formula="of:=HOUR([.H10])*60+MINUTE([.H10])" office:value-type="float" office:value="88" calcext:value-type="float">
            <text:p>88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05581492912475" calcext:value-type="float">
            <text:p>1.05581492912475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table:style-name="ce3" office:value-type="time" office:time-value="PT228H20M00S" calcext:value-type="time">
            <text:p>12:20</text:p>
          </table:table-cell>
          <table:table-cell table:style-name="ce3" office:value-type="time" office:time-value="PT13H50M00S" calcext:value-type="time">
            <text:p>13:50</text:p>
          </table:table-cell>
          <table:table-cell table:style-name="ce3" table:formula="of:=[.G11]-[.F11]" office:value-type="time" office:time-value="-PT214H30M00S" calcext:value-type="time">
            <text:p>01:30</text:p>
          </table:table-cell>
          <table:table-cell table:formula="of:=HOUR([.H11])*60+MINUTE([.H11])"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779481801557143" calcext:value-type="float">
            <text:p>0.779481801557143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table:style-name="ce3" office:value-type="time" office:time-value="PT252H20M00S" calcext:value-type="time">
            <text:p>12:20</text:p>
          </table:table-cell>
          <table:table-cell table:style-name="ce3" office:value-type="time" office:time-value="PT13H53M00S" calcext:value-type="time">
            <text:p>13:53</text:p>
          </table:table-cell>
          <table:table-cell table:style-name="ce3" table:formula="of:=[.G12]-[.F12]" office:value-type="time" office:time-value="-PT238H27M00S" calcext:value-type="time">
            <text:p>01:33</text:p>
          </table:table-cell>
          <table:table-cell table:formula="of:=HOUR([.H12])*60+MINUTE([.H12])" office:value-type="float" office:value="93" calcext:value-type="float">
            <text:p>9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645450421430372" calcext:value-type="float">
            <text:p>0.645450421430372</text:p>
          </table:table-cell>
          <table:table-cell/>
          <table:table-cell table:style-name="ce8"/>
          <table:table-cell table:number-columns-repeated="1008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table:style-name="ce3" office:value-type="time" office:time-value="PT276H20M00S" calcext:value-type="time">
            <text:p>12:20</text:p>
          </table:table-cell>
          <table:table-cell table:style-name="ce3" office:value-type="time" office:time-value="PT14H04M00S" calcext:value-type="time">
            <text:p>14:04</text:p>
          </table:table-cell>
          <table:table-cell table:style-name="ce3" table:formula="of:=[.G13]-[.F13]" office:value-type="time" office:time-value="-PT262H16M00S" calcext:value-type="time">
            <text:p>01:44</text:p>
          </table:table-cell>
          <table:table-cell table:formula="of:=HOUR([.H13])*60+MINUTE([.H13])" office:value-type="float" office:value="104" calcext:value-type="float">
            <text:p>104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518427302283042" calcext:value-type="float">
            <text:p>0.518427302283042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433*0.16" office:value-type="float" office:value="69.28" calcext:value-type="float">
            <text:p>69.28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time" office:time-value="PT13H50M00S" calcext:value-type="time">
            <text:p>13:50</text:p>
          </table:table-cell>
          <table:table-cell table:style-name="ce10" office:value-type="time" office:time-value="PT14H34M00S" calcext:value-type="time">
            <text:p>14:34</text:p>
          </table:table-cell>
          <table:table-cell table:style-name="ce10" table:formula="of:=[.G14]-[.F14]" office:value-type="time" office:time-value="PT00H44M00S" calcext:value-type="time">
            <text:p>00:44</text:p>
          </table:table-cell>
          <table:table-cell table:style-name="ce5" table:formula="of:=HOUR([.H14])*60+MINUTE([.H14])" office:value-type="float" office:value="44" calcext:value-type="float">
            <text:p>44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no serine</text:p>
          </table:table-cell>
          <table:table-cell table:style-name="ce5" office:value-type="string" calcext:value-type="string">
            <text:p>bf</text:p>
          </table:table-cell>
          <table:table-cell office:value-type="float" office:value="0.898977343681521" calcext:value-type="float">
            <text:p>0.898977343681521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555*0.16" office:value-type="float" office:value="88.8" calcext:value-type="float">
            <text:p>88.8</text:p>
          </table:table-cell>
          <table:table-cell table:style-name="ce5" office:value-type="float" office:value="2.1" calcext:value-type="float">
            <text:p>2.1</text:p>
          </table:table-cell>
          <table:table-cell table:style-name="ce10" office:value-type="time" office:time-value="PT37H50M00S" calcext:value-type="time">
            <text:p>13:50</text:p>
          </table:table-cell>
          <table:table-cell table:style-name="ce10" office:value-type="time" office:time-value="PT14H56M00S" calcext:value-type="time">
            <text:p>14:56</text:p>
          </table:table-cell>
          <table:table-cell table:style-name="ce10" table:formula="of:=[.G15]-[.F15]" office:value-type="time" office:time-value="-PT22H54M00S" calcext:value-type="time">
            <text:p>01:06</text:p>
          </table:table-cell>
          <table:table-cell table:style-name="ce5" table:formula="of:=HOUR([.H15])*60+MINUTE([.H15])" office:value-type="float" office:value="66" calcext:value-type="float">
            <text:p>66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no serine</text:p>
          </table:table-cell>
          <table:table-cell table:style-name="ce5" office:value-type="string" calcext:value-type="string">
            <text:p>bf</text:p>
          </table:table-cell>
          <table:table-cell office:value-type="float" office:value="1.06526581904694" calcext:value-type="float">
            <text:p>1.06526581904694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253*0.16" office:value-type="float" office:value="40.48" calcext:value-type="float">
            <text:p>40.48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time" office:time-value="PT15H20M00S" calcext:value-type="time">
            <text:p>15:20</text:p>
          </table:table-cell>
          <table:table-cell table:style-name="ce10" office:value-type="time" office:time-value="PT15H54M00S" calcext:value-type="time">
            <text:p>15:54</text:p>
          </table:table-cell>
          <table:table-cell table:style-name="ce10" table:formula="of:=[.G16]-[.F16]" office:value-type="time" office:time-value="PT00H34M00S" calcext:value-type="time">
            <text:p>00:34</text:p>
          </table:table-cell>
          <table:table-cell table:style-name="ce5" table:formula="of:=HOUR([.H16])*60+MINUTE([.H16])" office:value-type="float" office:value="34" calcext:value-type="float">
            <text:p>34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no serine</text:p>
          </table:table-cell>
          <table:table-cell table:style-name="ce5" office:value-type="string" calcext:value-type="string">
            <text:p>bf</text:p>
          </table:table-cell>
          <table:table-cell office:value-type="float" office:value="1.25089795421795" calcext:value-type="float">
            <text:p>1.25089795421795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391*0.16" office:value-type="float" office:value="62.56" calcext:value-type="float">
            <text:p>62.56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time" office:time-value="PT39H20M00S" calcext:value-type="time">
            <text:p>15:20</text:p>
          </table:table-cell>
          <table:table-cell table:style-name="ce10" office:value-type="time" office:time-value="PT15H58M00S" calcext:value-type="time">
            <text:p>15:58</text:p>
          </table:table-cell>
          <table:table-cell table:style-name="ce10" table:formula="of:=[.G17]-[.F17]" office:value-type="time" office:time-value="-PT23H22M00S" calcext:value-type="time">
            <text:p>00:38</text:p>
          </table:table-cell>
          <table:table-cell table:style-name="ce5" table:formula="of:=HOUR([.H17])*60+MINUTE([.H17])" office:value-type="float" office:value="38" calcext:value-type="float">
            <text:p>38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no serine</text:p>
          </table:table-cell>
          <table:table-cell table:style-name="ce5" office:value-type="string" calcext:value-type="string">
            <text:p>bf</text:p>
          </table:table-cell>
          <table:table-cell office:value-type="float" office:value="0.978034774538508" calcext:value-type="float">
            <text:p>0.978034774538508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595*0.16" office:value-type="float" office:value="95.2" calcext:value-type="float">
            <text:p>95.2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time" office:time-value="PT63H20M00S" calcext:value-type="time">
            <text:p>15:20</text:p>
          </table:table-cell>
          <table:table-cell table:style-name="ce10" office:value-type="time" office:time-value="PT16H03M00S" calcext:value-type="time">
            <text:p>16:03</text:p>
          </table:table-cell>
          <table:table-cell table:style-name="ce10" table:formula="of:=[.G18]-[.F18]" office:value-type="time" office:time-value="-PT47H17M00S" calcext:value-type="time">
            <text:p>00:43</text:p>
          </table:table-cell>
          <table:table-cell table:style-name="ce5" table:formula="of:=HOUR([.H18])*60+MINUTE([.H18])" office:value-type="float" office:value="43" calcext:value-type="float">
            <text:p>43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no serine</text:p>
          </table:table-cell>
          <table:table-cell table:style-name="ce5" office:value-type="string" calcext:value-type="string">
            <text:p>bf</text:p>
          </table:table-cell>
          <table:table-cell office:value-type="float" office:value="1.67296776934478" calcext:value-type="float">
            <text:p>1.67296776934478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384*0.16" office:value-type="float" office:value="61.44" calcext:value-type="float">
            <text:p>61.44</text:p>
          </table:table-cell>
          <table:table-cell office:value-type="float" office:value="4" calcext:value-type="float">
            <text:p>4</text:p>
          </table:table-cell>
          <table:table-cell table:style-name="ce3" office:value-type="time" office:time-value="PT16H35M00S" calcext:value-type="time">
            <text:p>16:35</text:p>
          </table:table-cell>
          <table:table-cell table:style-name="ce3" office:value-type="time" office:time-value="PT17H08M00S" calcext:value-type="time">
            <text:p>17:08</text:p>
          </table:table-cell>
          <table:table-cell table:style-name="ce3" table:formula="of:=[.G19]-[.F19]" office:value-type="time" office:time-value="PT00H33M00S" calcext:value-type="time">
            <text:p>00:33</text:p>
          </table:table-cell>
          <table:table-cell table:formula="of:=HOUR([.H19])*60+MINUTE([.H19])" office:value-type="float" office:value="33" calcext:value-type="float">
            <text:p>3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32910683979311" calcext:value-type="float">
            <text:p>4.32910683979311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384*0.16" office:value-type="float" office:value="61.44" calcext:value-type="float">
            <text:p>61.44</text:p>
          </table:table-cell>
          <table:table-cell office:value-type="float" office:value="4" calcext:value-type="float">
            <text:p>4</text:p>
          </table:table-cell>
          <table:table-cell table:style-name="ce3" office:value-type="time" office:time-value="PT40H35M00S" calcext:value-type="time">
            <text:p>16:35</text:p>
          </table:table-cell>
          <table:table-cell table:style-name="ce3" office:value-type="time" office:time-value="PT17H19M00S" calcext:value-type="time">
            <text:p>17:19</text:p>
          </table:table-cell>
          <table:table-cell table:style-name="ce3" table:formula="of:=[.G20]-[.F20]" office:value-type="time" office:time-value="-PT23H16M00S" calcext:value-type="time">
            <text:p>00:44</text:p>
          </table:table-cell>
          <table:table-cell table:formula="of:=HOUR([.H20])*60+MINUTE([.H20])" office:value-type="float" office:value="44" calcext:value-type="float">
            <text:p>4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9471658650039" calcext:value-type="float">
            <text:p>8.9471658650039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384*0.16" office:value-type="float" office:value="61.44" calcext:value-type="float">
            <text:p>61.44</text:p>
          </table:table-cell>
          <table:table-cell office:value-type="float" office:value="4" calcext:value-type="float">
            <text:p>4</text:p>
          </table:table-cell>
          <table:table-cell table:style-name="ce3" office:value-type="time" office:time-value="PT64H35M00S" calcext:value-type="time">
            <text:p>16:35</text:p>
          </table:table-cell>
          <table:table-cell table:style-name="ce3" office:value-type="time" office:time-value="PT17H30M00S" calcext:value-type="time">
            <text:p>17:30</text:p>
          </table:table-cell>
          <table:table-cell table:style-name="ce3" table:formula="of:=[.G21]-[.F21]" office:value-type="time" office:time-value="-PT47H05M00S" calcext:value-type="time">
            <text:p>00:55</text:p>
          </table:table-cell>
          <table:table-cell table:formula="of:=HOUR([.H21])*60+MINUTE([.H21])" office:value-type="float" office:value="55" calcext:value-type="float">
            <text:p>5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97222452081649" calcext:value-type="float">
            <text:p>8.97222452081649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table:style-name="ce3" office:value-type="time" office:time-value="PT12H30M00S" calcext:value-type="time">
            <text:p>12:30</text:p>
          </table:table-cell>
          <table:table-cell table:style-name="ce3" office:value-type="time" office:time-value="PT13H05M00S" calcext:value-type="time">
            <text:p>13:05</text:p>
          </table:table-cell>
          <table:table-cell table:style-name="ce3" table:formula="of:=[.G22]-[.F22]" office:value-type="time" office:time-value="PT00H35M00S" calcext:value-type="time">
            <text:p>00:35</text:p>
          </table:table-cell>
          <table:table-cell table:formula="of:=HOUR([.H22])*60+MINUTE([.H22])" office:value-type="float" office:value="35" calcext:value-type="float">
            <text:p>3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0.7511463777465" calcext:value-type="float">
            <text:p>10.7511463777465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table:style-name="ce3" office:value-type="time" office:time-value="PT36H30M00S" calcext:value-type="time">
            <text:p>12:30</text:p>
          </table:table-cell>
          <table:table-cell table:style-name="ce3" office:value-type="time" office:time-value="PT13H10M00S" calcext:value-type="time">
            <text:p>13:10</text:p>
          </table:table-cell>
          <table:table-cell table:style-name="ce3" table:formula="of:=[.G23]-[.F23]" office:value-type="time" office:time-value="-PT23H20M00S" calcext:value-type="time">
            <text:p>00:40</text:p>
          </table:table-cell>
          <table:table-cell table:formula="of:=HOUR([.H23])*60+MINUTE([.H23])" office:value-type="float" office:value="40" calcext:value-type="float">
            <text:p>4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0.3536246476271" calcext:value-type="float">
            <text:p>10.3536246476271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table:style-name="ce3" office:value-type="time" office:time-value="PT60H30M00S" calcext:value-type="time">
            <text:p>12:30</text:p>
          </table:table-cell>
          <table:table-cell table:style-name="ce3" office:value-type="time" office:time-value="PT13H16M00S" calcext:value-type="time">
            <text:p>13:16</text:p>
          </table:table-cell>
          <table:table-cell table:style-name="ce3" table:formula="of:=[.G24]-[.F24]" office:value-type="time" office:time-value="-PT47H14M00S" calcext:value-type="time">
            <text:p>00:46</text:p>
          </table:table-cell>
          <table:table-cell table:formula="of:=HOUR([.H24])*60+MINUTE([.H24])" office:value-type="float" office:value="46" calcext:value-type="float">
            <text:p>4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9.00564743628713" calcext:value-type="float">
            <text:p>9.00564743628713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table:style-name="ce3" office:value-type="time" office:time-value="PT84H30M00S" calcext:value-type="time">
            <text:p>12:30</text:p>
          </table:table-cell>
          <table:table-cell table:style-name="ce3" office:value-type="time" office:time-value="PT13H22M00S" calcext:value-type="time">
            <text:p>13:22</text:p>
          </table:table-cell>
          <table:table-cell table:style-name="ce3" table:formula="of:=[.G25]-[.F25]" office:value-type="time" office:time-value="-PT71H08M00S" calcext:value-type="time">
            <text:p>00:52</text:p>
          </table:table-cell>
          <table:table-cell table:formula="of:=HOUR([.H25])*60+MINUTE([.H25])" office:value-type="float" office:value="52" calcext:value-type="float">
            <text:p>5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4.31300033998434" calcext:value-type="float">
            <text:p>4.31300033998434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formula="of:=342*0.16" office:value-type="float" office:value="54.72" calcext:value-type="float">
            <text:p>54.72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time" office:time-value="PT108H30M00S" calcext:value-type="time">
            <text:p>12:30</text:p>
          </table:table-cell>
          <table:table-cell table:style-name="ce10" office:value-type="time" office:time-value="PT13H30M00S" calcext:value-type="time">
            <text:p>13:30</text:p>
          </table:table-cell>
          <table:table-cell table:style-name="ce10" table:formula="of:=[.G26]-[.F26]" office:value-type="time" office:time-value="-PT95H00M00S" calcext:value-type="time">
            <text:p>01:00</text:p>
          </table:table-cell>
          <table:table-cell table:style-name="ce5" table:formula="of:=HOUR([.H26])*60+MINUTE([.H26])" office:value-type="float" office:value="60" calcext:value-type="float">
            <text:p>60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string" calcext:value-type="string">
            <text:p>xy</text:p>
          </table:table-cell>
          <table:table-cell table:style-name="ce5"/>
          <table:table-cell table:style-name="ce5" office:value-type="string" calcext:value-type="string">
            <text:p>fl</text:p>
          </table:table-cell>
          <table:table-cell office:value-type="string" calcext:value-type="string">
            <text:p/>
          </table:table-cell>
          <table:table-cell table:style-name="ce5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float" office:value="1.1" calcext:value-type="float">
            <text:p>1.1</text:p>
          </table:table-cell>
          <table:table-cell table:style-name="ce3" office:value-type="time" office:time-value="PT132H30M00S" calcext:value-type="time">
            <text:p>12:30</text:p>
          </table:table-cell>
          <table:table-cell table:style-name="ce3" office:value-type="time" office:time-value="PT13H48M00S" calcext:value-type="time">
            <text:p>13:48</text:p>
          </table:table-cell>
          <table:table-cell table:style-name="ce3" table:formula="of:=[.G27]-[.F27]" office:value-type="time" office:time-value="-PT118H42M00S" calcext:value-type="time">
            <text:p>01:18</text:p>
          </table:table-cell>
          <table:table-cell table:formula="of:=HOUR([.H27])*60+MINUTE([.H27])" office:value-type="float" office:value="78" calcext:value-type="float">
            <text:p>7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7.12129743375877" calcext:value-type="float">
            <text:p>7.12129743375877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float" office:value="1.1" calcext:value-type="float">
            <text:p>1.1</text:p>
          </table:table-cell>
          <table:table-cell table:style-name="ce3" office:value-type="time" office:time-value="PT156H30M00S" calcext:value-type="time">
            <text:p>12:30</text:p>
          </table:table-cell>
          <table:table-cell table:style-name="ce3" office:value-type="time" office:time-value="PT13H54M00S" calcext:value-type="time">
            <text:p>13:54</text:p>
          </table:table-cell>
          <table:table-cell table:style-name="ce3" table:formula="of:=[.G28]-[.F28]" office:value-type="time" office:time-value="-PT142H36M00S" calcext:value-type="time">
            <text:p>01:24</text:p>
          </table:table-cell>
          <table:table-cell table:formula="of:=HOUR([.H28])*60+MINUTE([.H28])" office:value-type="float" office:value="84" calcext:value-type="float">
            <text:p>84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7.56602692862598" calcext:value-type="float">
            <text:p>7.56602692862598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float" office:value="1.1" calcext:value-type="float">
            <text:p>1.1</text:p>
          </table:table-cell>
          <table:table-cell table:style-name="ce3" office:value-type="time" office:time-value="PT180H30M00S" calcext:value-type="time">
            <text:p>12:30</text:p>
          </table:table-cell>
          <table:table-cell table:style-name="ce3" office:value-type="time" office:time-value="PT13H59M00S" calcext:value-type="time">
            <text:p>13:59</text:p>
          </table:table-cell>
          <table:table-cell table:style-name="ce3" table:formula="of:=[.G29]-[.F29]" office:value-type="time" office:time-value="-PT166H31M00S" calcext:value-type="time">
            <text:p>01:29</text:p>
          </table:table-cell>
          <table:table-cell table:formula="of:=HOUR([.H29])*60+MINUTE([.H29])" office:value-type="float" office:value="89" calcext:value-type="float">
            <text:p>8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4.10414151586017" calcext:value-type="float">
            <text:p>4.10414151586017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float" office:value="1.1" calcext:value-type="float">
            <text:p>1.1</text:p>
          </table:table-cell>
          <table:table-cell table:style-name="ce3" office:value-type="time" office:time-value="PT204H30M00S" calcext:value-type="time">
            <text:p>12:30</text:p>
          </table:table-cell>
          <table:table-cell table:style-name="ce3" office:value-type="time" office:time-value="PT14H03M00S" calcext:value-type="time">
            <text:p>14:03</text:p>
          </table:table-cell>
          <table:table-cell table:style-name="ce3" table:formula="of:=[.G30]-[.F30]" office:value-type="time" office:time-value="-PT190H27M00S" calcext:value-type="time">
            <text:p>01:33</text:p>
          </table:table-cell>
          <table:table-cell table:formula="of:=HOUR([.H30])*60+MINUTE([.H30])" office:value-type="float" office:value="93" calcext:value-type="float">
            <text:p>9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0.444074387607211" calcext:value-type="float">
            <text:p>0.444074387607211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table:formula="of:=585*0.16" office:value-type="float" office:value="93.6" calcext:value-type="float">
            <text:p>93.6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time" office:time-value="PT14H00M00S" calcext:value-type="time">
            <text:p>14:00</text:p>
          </table:table-cell>
          <table:table-cell table:style-name="ce11" office:value-type="time" office:time-value="PT14H34M00S" calcext:value-type="time">
            <text:p>14:34</text:p>
          </table:table-cell>
          <table:table-cell table:style-name="ce11" table:formula="of:=[.G31]-[.F31]" office:value-type="time" office:time-value="PT00H34M00S" calcext:value-type="time">
            <text:p>00:34</text:p>
          </table:table-cell>
          <table:table-cell table:style-name="ce6" table:formula="of:=HOUR([.H31])*60+MINUTE([.H31])" office:value-type="float" office:value="34" calcext:value-type="float">
            <text:p>34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9.09984188483415" calcext:value-type="float">
            <text:p>9.09984188483415</text:p>
          </table:table-cell>
          <table:table-cell table:style-name="ce6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585*0.16" office:value-type="float" office:value="93.6" calcext:value-type="float">
            <text:p>93.6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time" office:time-value="PT38H00M00S" calcext:value-type="time">
            <text:p>14:00</text:p>
          </table:table-cell>
          <table:table-cell table:style-name="ce11" office:value-type="time" office:time-value="PT14H38M00S" calcext:value-type="time">
            <text:p>14:38</text:p>
          </table:table-cell>
          <table:table-cell table:style-name="ce11" table:formula="of:=[.G32]-[.F32]" office:value-type="time" office:time-value="-PT23H22M00S" calcext:value-type="time">
            <text:p>00:38</text:p>
          </table:table-cell>
          <table:table-cell table:style-name="ce6" table:formula="of:=HOUR([.H32])*60+MINUTE([.H32])" office:value-type="float" office:value="38" calcext:value-type="float">
            <text:p>38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7.70211185842885" calcext:value-type="float">
            <text:p>7.70211185842885</text:p>
          </table:table-cell>
          <table:table-cell table:style-name="ce6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585*0.16" office:value-type="float" office:value="93.6" calcext:value-type="float">
            <text:p>93.6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time" office:time-value="PT62H00M00S" calcext:value-type="time">
            <text:p>14:00</text:p>
          </table:table-cell>
          <table:table-cell table:style-name="ce11" office:value-type="time" office:time-value="PT14H39M00S" calcext:value-type="time">
            <text:p>14:39</text:p>
          </table:table-cell>
          <table:table-cell table:style-name="ce11" table:formula="of:=[.G33]-[.F33]" office:value-type="time" office:time-value="-PT47H21M00S" calcext:value-type="time">
            <text:p>00:39</text:p>
          </table:table-cell>
          <table:table-cell table:style-name="ce6" table:formula="of:=HOUR([.H33])*60+MINUTE([.H33])" office:value-type="float" office:value="39" calcext:value-type="float">
            <text:p>39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7.18474956581036" calcext:value-type="float">
            <text:p>7.18474956581036</text:p>
          </table:table-cell>
          <table:table-cell table:style-name="ce6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585*0.16" office:value-type="float" office:value="93.6" calcext:value-type="float">
            <text:p>93.6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time" office:time-value="PT86H00M00S" calcext:value-type="time">
            <text:p>14:00</text:p>
          </table:table-cell>
          <table:table-cell table:style-name="ce11" office:value-type="time" office:time-value="PT14H42M00S" calcext:value-type="time">
            <text:p>14:42</text:p>
          </table:table-cell>
          <table:table-cell table:style-name="ce11" table:formula="of:=[.G34]-[.F34]" office:value-type="time" office:time-value="-PT71H18M00S" calcext:value-type="time">
            <text:p>00:42</text:p>
          </table:table-cell>
          <table:table-cell table:style-name="ce6" table:formula="of:=HOUR([.H34])*60+MINUTE([.H34])" office:value-type="float" office:value="42" calcext:value-type="float">
            <text:p>42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6.83700468340142" calcext:value-type="float">
            <text:p>6.83700468340142</text:p>
          </table:table-cell>
          <table:table-cell table:style-name="ce6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585*0.16" office:value-type="float" office:value="93.6" calcext:value-type="float">
            <text:p>93.6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time" office:time-value="PT110H00M00S" calcext:value-type="time">
            <text:p>14:00</text:p>
          </table:table-cell>
          <table:table-cell table:style-name="ce11" office:value-type="time" office:time-value="PT14H45M00S" calcext:value-type="time">
            <text:p>14:45</text:p>
          </table:table-cell>
          <table:table-cell table:style-name="ce11" table:formula="of:=[.G35]-[.F35]" office:value-type="time" office:time-value="-PT95H15M00S" calcext:value-type="time">
            <text:p>00:45</text:p>
          </table:table-cell>
          <table:table-cell table:style-name="ce6" table:formula="of:=HOUR([.H35])*60+MINUTE([.H35])" office:value-type="float" office:value="45" calcext:value-type="float">
            <text:p>45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10.2658213594313" calcext:value-type="float">
            <text:p>10.2658213594313</text:p>
          </table:table-cell>
          <table:table-cell table:style-name="ce6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585*0.16" office:value-type="float" office:value="93.6" calcext:value-type="float">
            <text:p>93.6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time" office:time-value="PT134H00M00S" calcext:value-type="time">
            <text:p>14:00</text:p>
          </table:table-cell>
          <table:table-cell table:style-name="ce11" office:value-type="time" office:time-value="PT14H49M00S" calcext:value-type="time">
            <text:p>14:49</text:p>
          </table:table-cell>
          <table:table-cell table:style-name="ce11" table:formula="of:=[.G36]-[.F36]" office:value-type="time" office:time-value="-PT119H11M00S" calcext:value-type="time">
            <text:p>00:49</text:p>
          </table:table-cell>
          <table:table-cell table:style-name="ce6" table:formula="of:=HOUR([.H36])*60+MINUTE([.H36])" office:value-type="float" office:value="49" calcext:value-type="float">
            <text:p>49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5.47357414217725" calcext:value-type="float">
            <text:p>5.47357414217725</text:p>
          </table:table-cell>
          <table:table-cell table:style-name="ce6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530*0.16" office:value-type="float" office:value="84.8" calcext:value-type="float">
            <text:p>84.8</text:p>
          </table:table-cell>
          <table:table-cell table:style-name="ce6" office:value-type="float" office:value="2.1" calcext:value-type="float">
            <text:p>2.1</text:p>
          </table:table-cell>
          <table:table-cell table:style-name="ce11" office:value-type="time" office:time-value="PT158H00M00S" calcext:value-type="time">
            <text:p>14:00</text:p>
          </table:table-cell>
          <table:table-cell table:style-name="ce11" office:value-type="time" office:time-value="PT15H08M00S" calcext:value-type="time">
            <text:p>15:08</text:p>
          </table:table-cell>
          <table:table-cell table:style-name="ce11" table:formula="of:=[.G37]-[.F37]" office:value-type="time" office:time-value="-PT142H52M00S" calcext:value-type="time">
            <text:p>01:08</text:p>
          </table:table-cell>
          <table:table-cell table:style-name="ce6" table:formula="of:=HOUR([.H37])*60+MINUTE([.H37])" office:value-type="float" office:value="68" calcext:value-type="float">
            <text:p>68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8.83998542549144" calcext:value-type="float">
            <text:p>8.83998542549144</text:p>
          </table:table-cell>
          <table:table-cell table:style-name="ce6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530*0.16" office:value-type="float" office:value="84.8" calcext:value-type="float">
            <text:p>84.8</text:p>
          </table:table-cell>
          <table:table-cell table:style-name="ce6" office:value-type="float" office:value="2.1" calcext:value-type="float">
            <text:p>2.1</text:p>
          </table:table-cell>
          <table:table-cell table:style-name="ce11" office:value-type="time" office:time-value="PT182H00M00S" calcext:value-type="time">
            <text:p>14:00</text:p>
          </table:table-cell>
          <table:table-cell table:style-name="ce11" office:value-type="time" office:time-value="PT15H11M00S" calcext:value-type="time">
            <text:p>15:11</text:p>
          </table:table-cell>
          <table:table-cell table:style-name="ce11" table:formula="of:=[.G38]-[.F38]" office:value-type="time" office:time-value="-PT166H49M00S" calcext:value-type="time">
            <text:p>01:11</text:p>
          </table:table-cell>
          <table:table-cell table:style-name="ce6" table:formula="of:=HOUR([.H38])*60+MINUTE([.H38])" office:value-type="float" office:value="71" calcext:value-type="float">
            <text:p>71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8.52098501329582" calcext:value-type="float">
            <text:p>8.52098501329582</text:p>
          </table:table-cell>
          <table:table-cell table:style-name="ce6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530*0.16" office:value-type="float" office:value="84.8" calcext:value-type="float">
            <text:p>84.8</text:p>
          </table:table-cell>
          <table:table-cell table:style-name="ce6" office:value-type="float" office:value="2.1" calcext:value-type="float">
            <text:p>2.1</text:p>
          </table:table-cell>
          <table:table-cell table:style-name="ce11" office:value-type="time" office:time-value="PT206H00M00S" calcext:value-type="time">
            <text:p>14:00</text:p>
          </table:table-cell>
          <table:table-cell table:style-name="ce11" office:value-type="time" office:time-value="PT15H15M00S" calcext:value-type="time">
            <text:p>15:15</text:p>
          </table:table-cell>
          <table:table-cell table:style-name="ce11" table:formula="of:=[.G39]-[.F39]" office:value-type="time" office:time-value="-PT190H45M00S" calcext:value-type="time">
            <text:p>01:15</text:p>
          </table:table-cell>
          <table:table-cell table:style-name="ce6" table:formula="of:=HOUR([.H39])*60+MINUTE([.H39])" office:value-type="float" office:value="75" calcext:value-type="float">
            <text:p>75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5.06378082451813" calcext:value-type="float">
            <text:p>5.06378082451813</text:p>
          </table:table-cell>
          <table:table-cell table:style-name="ce6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530*0.16" office:value-type="float" office:value="84.8" calcext:value-type="float">
            <text:p>84.8</text:p>
          </table:table-cell>
          <table:table-cell table:style-name="ce6" office:value-type="float" office:value="2.1" calcext:value-type="float">
            <text:p>2.1</text:p>
          </table:table-cell>
          <table:table-cell table:style-name="ce11" office:value-type="time" office:time-value="PT230H00M00S" calcext:value-type="time">
            <text:p>14:00</text:p>
          </table:table-cell>
          <table:table-cell table:style-name="ce11" office:value-type="time" office:time-value="PT15H19M00S" calcext:value-type="time">
            <text:p>15:19</text:p>
          </table:table-cell>
          <table:table-cell table:style-name="ce11" table:formula="of:=[.G40]-[.F40]" office:value-type="time" office:time-value="-PT214H41M00S" calcext:value-type="time">
            <text:p>01:19</text:p>
          </table:table-cell>
          <table:table-cell table:style-name="ce6" table:formula="of:=HOUR([.H40])*60+MINUTE([.H40])" office:value-type="float" office:value="79" calcext:value-type="float">
            <text:p>79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11.0399040780931" calcext:value-type="float">
            <text:p>11.0399040780931</text:p>
          </table:table-cell>
          <table:table-cell table:style-name="ce6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office:value-type="float" office:value="2.1" calcext:value-type="float">
            <text:p>2.1</text:p>
          </table:table-cell>
          <table:table-cell table:style-name="ce3" office:value-type="time" office:time-value="PT254H00M00S" calcext:value-type="time">
            <text:p>14:00</text:p>
          </table:table-cell>
          <table:table-cell table:style-name="ce3" office:value-type="time" office:time-value="PT15H22M00S" calcext:value-type="time">
            <text:p>15:22</text:p>
          </table:table-cell>
          <table:table-cell table:style-name="ce3" table:formula="of:=[.G41]-[.F41]" office:value-type="time" office:time-value="-PT238H38M00S" calcext:value-type="time">
            <text:p>01:22</text:p>
          </table:table-cell>
          <table:table-cell table:formula="of:=HOUR([.H41])*60+MINUTE([.H41])" office:value-type="float" office:value="82" calcext:value-type="float">
            <text:p>8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1.6397638758574" calcext:value-type="float">
            <text:p>11.6397638758574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office:value-type="float" office:value="2.1" calcext:value-type="float">
            <text:p>2.1</text:p>
          </table:table-cell>
          <table:table-cell table:style-name="ce3" office:value-type="time" office:time-value="PT278H00M00S" calcext:value-type="time">
            <text:p>14:00</text:p>
          </table:table-cell>
          <table:table-cell table:style-name="ce3" office:value-type="time" office:time-value="PT15H27M00S" calcext:value-type="time">
            <text:p>15:27</text:p>
          </table:table-cell>
          <table:table-cell table:style-name="ce3" table:formula="of:=[.G42]-[.F42]" office:value-type="time" office:time-value="-PT262H33M00S" calcext:value-type="time">
            <text:p>01:27</text:p>
          </table:table-cell>
          <table:table-cell table:formula="of:=HOUR([.H42])*60+MINUTE([.H42])" office:value-type="float" office:value="87" calcext:value-type="float">
            <text:p>8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9.95430312962098" calcext:value-type="float">
            <text:p>9.95430312962098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office:value-type="float" office:value="2.1" calcext:value-type="float">
            <text:p>2.1</text:p>
          </table:table-cell>
          <table:table-cell table:style-name="ce3" office:value-type="time" office:time-value="PT302H00M00S" calcext:value-type="time">
            <text:p>14:00</text:p>
          </table:table-cell>
          <table:table-cell table:style-name="ce3" office:value-type="time" office:time-value="PT15H35M00S" calcext:value-type="time">
            <text:p>15:35</text:p>
          </table:table-cell>
          <table:table-cell table:style-name="ce3" table:formula="of:=[.G43]-[.F43]" office:value-type="time" office:time-value="-PT286H25M00S" calcext:value-type="time">
            <text:p>01:35</text:p>
          </table:table-cell>
          <table:table-cell table:formula="of:=HOUR([.H43])*60+MINUTE([.H43])" office:value-type="float" office:value="95" calcext:value-type="float">
            <text:p>9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4.63657854205463" calcext:value-type="float">
            <text:p>4.63657854205463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formula="of:=341*0.16" office:value-type="float" office:value="54.56" calcext:value-type="float">
            <text:p>54.56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time" office:time-value="PT15H30M00S" calcext:value-type="time">
            <text:p>15:30</text:p>
          </table:table-cell>
          <table:table-cell table:style-name="ce10" office:value-type="time" office:time-value="PT16H13M00S" calcext:value-type="time">
            <text:p>16:13</text:p>
          </table:table-cell>
          <table:table-cell table:style-name="ce10" table:formula="of:=[.G44]-[.F44]" office:value-type="time" office:time-value="PT00H43M00S" calcext:value-type="time">
            <text:p>00:43</text:p>
          </table:table-cell>
          <table:table-cell table:style-name="ce5" table:formula="of:=HOUR([.H44])*60+MINUTE([.H44])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xz</text:p>
          </table:table-cell>
          <table:table-cell table:style-name="ce5" office:value-type="string" calcext:value-type="string">
            <text:p>with percoll</text:p>
          </table:table-cell>
          <table:table-cell table:style-name="ce5" office:value-type="string" calcext:value-type="string">
            <text:p>fl</text:p>
          </table:table-cell>
          <table:table-cell office:value-type="float" office:value="1.7423638424162" calcext:value-type="float">
            <text:p>1.7423638424162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formula="of:=501*0.16" office:value-type="float" office:value="80.16" calcext:value-type="float">
            <text:p>80.16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time" office:time-value="PT39H30M00S" calcext:value-type="time">
            <text:p>15:30</text:p>
          </table:table-cell>
          <table:table-cell table:style-name="ce10" office:value-type="time" office:time-value="PT16H20M00S" calcext:value-type="time">
            <text:p>16:20</text:p>
          </table:table-cell>
          <table:table-cell table:style-name="ce10" table:formula="of:=[.G45]-[.F45]" office:value-type="time" office:time-value="-PT23H10M00S" calcext:value-type="time">
            <text:p>00:50</text:p>
          </table:table-cell>
          <table:table-cell table:style-name="ce5" table:formula="of:=HOUR([.H45])*60+MINUTE([.H45])" office:value-type="float" office:value="50" calcext:value-type="float">
            <text:p>50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xz</text:p>
          </table:table-cell>
          <table:table-cell table:style-name="ce5" office:value-type="string" calcext:value-type="string">
            <text:p>with percoll</text:p>
          </table:table-cell>
          <table:table-cell table:style-name="ce5" office:value-type="string" calcext:value-type="string">
            <text:p>fl</text:p>
          </table:table-cell>
          <table:table-cell office:value-type="float" office:value="3.71126231747997" calcext:value-type="float">
            <text:p>3.71126231747997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3" calcext:value-type="float">
            <text:p>13</text:p>
          </table:table-cell>
          <table:table-cell table:style-name="ce5" table:formula="of:=324*0.16" office:value-type="float" office:value="51.84" calcext:value-type="float">
            <text:p>51.84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time" office:time-value="PT17H00M00S" calcext:value-type="time">
            <text:p>17:00</text:p>
          </table:table-cell>
          <table:table-cell table:style-name="ce10" office:value-type="time" office:time-value="PT17H55M00S" calcext:value-type="time">
            <text:p>17:55</text:p>
          </table:table-cell>
          <table:table-cell table:style-name="ce10" table:formula="of:=[.G46]-[.F46]" office:value-type="time" office:time-value="PT00H55M00S" calcext:value-type="time">
            <text:p>00:55</text:p>
          </table:table-cell>
          <table:table-cell table:style-name="ce5" table:formula="of:=HOUR([.H46])*60+MINUTE([.H46])" office:value-type="float" office:value="55" calcext:value-type="float">
            <text:p>55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string" calcext:value-type="string">
            <text:p>xz</text:p>
          </table:table-cell>
          <table:table-cell table:style-name="ce5" office:value-type="string" calcext:value-type="string">
            <text:p>with percoll</text:p>
          </table:table-cell>
          <table:table-cell table:style-name="ce5" office:value-type="string" calcext:value-type="string">
            <text:p>fl</text:p>
          </table:table-cell>
          <table:table-cell office:value-type="float" office:value="0.953649557792866" calcext:value-type="float">
            <text:p>0.953649557792866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" calcext:value-type="float">
            <text:p>14</text:p>
          </table:table-cell>
          <table:table-cell table:style-name="ce5" table:formula="of:=236*0.16" office:value-type="float" office:value="37.76" calcext:value-type="float">
            <text:p>37.76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time" office:time-value="PT41H00M00S" calcext:value-type="time">
            <text:p>17:00</text:p>
          </table:table-cell>
          <table:table-cell table:style-name="ce10" office:value-type="time" office:time-value="PT17H58M00S" calcext:value-type="time">
            <text:p>17:58</text:p>
          </table:table-cell>
          <table:table-cell table:style-name="ce10" table:formula="of:=[.G47]-[.F47]" office:value-type="time" office:time-value="-PT23H02M00S" calcext:value-type="time">
            <text:p>00:58</text:p>
          </table:table-cell>
          <table:table-cell table:style-name="ce5" table:formula="of:=HOUR([.H47])*60+MINUTE([.H47])" office:value-type="float" office:value="58" calcext:value-type="float">
            <text:p>58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string" calcext:value-type="string">
            <text:p>xz</text:p>
          </table:table-cell>
          <table:table-cell table:style-name="ce5" office:value-type="string" calcext:value-type="string">
            <text:p>with percoll</text:p>
          </table:table-cell>
          <table:table-cell table:style-name="ce5" office:value-type="string" calcext:value-type="string">
            <text:p>fl</text:p>
          </table:table-cell>
          <table:table-cell office:value-type="float" office:value="0.566987878171794" calcext:value-type="float">
            <text:p>0.566987878171794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formula="of:=595*0.16" office:value-type="float" office:value="95.2" calcext:value-type="float">
            <text:p>95.2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time" office:time-value="PT65H00M00S" calcext:value-type="time">
            <text:p>17:00</text:p>
          </table:table-cell>
          <table:table-cell table:style-name="ce10" office:value-type="time" office:time-value="PT18H00M00S" calcext:value-type="time">
            <text:p>18:00</text:p>
          </table:table-cell>
          <table:table-cell table:style-name="ce10" table:formula="of:=[.G48]-[.F48]" office:value-type="time" office:time-value="-PT47H00M00S" calcext:value-type="time">
            <text:p>01:00</text:p>
          </table:table-cell>
          <table:table-cell table:style-name="ce5" table:formula="of:=HOUR([.H48])*60+MINUTE([.H48])" office:value-type="float" office:value="60" calcext:value-type="float">
            <text:p>60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string" calcext:value-type="string">
            <text:p>xz</text:p>
          </table:table-cell>
          <table:table-cell table:style-name="ce5" office:value-type="string" calcext:value-type="string">
            <text:p>with percoll</text:p>
          </table:table-cell>
          <table:table-cell table:style-name="ce5" office:value-type="string" calcext:value-type="string">
            <text:p>fl</text:p>
          </table:table-cell>
          <table:table-cell office:value-type="float" office:value="4.51082036741596" calcext:value-type="float">
            <text:p>4.51082036741596</text:p>
          </table:table-cell>
          <table:table-cell table:style-name="ce5"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390*0.16" office:value-type="float" office:value="62.4" calcext:value-type="float">
            <text:p>62.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time" office:time-value="PT12H30M00S" calcext:value-type="time">
            <text:p>12:30</text:p>
          </table:table-cell>
          <table:table-cell table:style-name="ce11" office:value-type="time" office:time-value="PT13H09M00S" calcext:value-type="time">
            <text:p>13:09</text:p>
          </table:table-cell>
          <table:table-cell table:style-name="ce11" table:formula="of:=[.G49]-[.F49]" office:value-type="time" office:time-value="PT00H39M00S" calcext:value-type="time">
            <text:p>00:39</text:p>
          </table:table-cell>
          <table:table-cell table:style-name="ce6" table:formula="of:=HOUR([.H49])*60+MINUTE([.H49])" office:value-type="float" office:value="39" calcext:value-type="float">
            <text:p>39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12.7404030788998" calcext:value-type="float">
            <text:p>12.7404030788998</text:p>
          </table:table-cell>
          <table:table-cell table:style-name="ce6"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390*0.16" office:value-type="float" office:value="62.4" calcext:value-type="float">
            <text:p>62.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time" office:time-value="PT36H30M00S" calcext:value-type="time">
            <text:p>12:30</text:p>
          </table:table-cell>
          <table:table-cell table:style-name="ce11" office:value-type="time" office:time-value="PT13H15M00S" calcext:value-type="time">
            <text:p>13:15</text:p>
          </table:table-cell>
          <table:table-cell table:style-name="ce11" table:formula="of:=[.G50]-[.F50]" office:value-type="time" office:time-value="-PT23H15M00S" calcext:value-type="time">
            <text:p>00:45</text:p>
          </table:table-cell>
          <table:table-cell table:style-name="ce6" table:formula="of:=HOUR([.H50])*60+MINUTE([.H50])" office:value-type="float" office:value="45" calcext:value-type="float">
            <text:p>45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13.446583556342" calcext:value-type="float">
            <text:p>13.446583556342</text:p>
          </table:table-cell>
          <table:table-cell table:style-name="ce6"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390*0.16" office:value-type="float" office:value="62.4" calcext:value-type="float">
            <text:p>62.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time" office:time-value="PT60H30M00S" calcext:value-type="time">
            <text:p>12:30</text:p>
          </table:table-cell>
          <table:table-cell table:style-name="ce11" office:value-type="time" office:time-value="PT13H20M00S" calcext:value-type="time">
            <text:p>13:20</text:p>
          </table:table-cell>
          <table:table-cell table:style-name="ce11" table:formula="of:=[.G51]-[.F51]" office:value-type="time" office:time-value="-PT47H10M00S" calcext:value-type="time">
            <text:p>00:50</text:p>
          </table:table-cell>
          <table:table-cell table:style-name="ce6" table:formula="of:=HOUR([.H51])*60+MINUTE([.H51])" office:value-type="float" office:value="50" calcext:value-type="float">
            <text:p>50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12.6614999612232" calcext:value-type="float">
            <text:p>12.6614999612232</text:p>
          </table:table-cell>
          <table:table-cell table:style-name="ce6"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390*0.16" office:value-type="float" office:value="62.4" calcext:value-type="float">
            <text:p>62.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time" office:time-value="PT84H30M00S" calcext:value-type="time">
            <text:p>12:30</text:p>
          </table:table-cell>
          <table:table-cell table:style-name="ce11" office:value-type="time" office:time-value="PT13H25M00S" calcext:value-type="time">
            <text:p>13:25</text:p>
          </table:table-cell>
          <table:table-cell table:style-name="ce11" table:formula="of:=[.G52]-[.F52]" office:value-type="time" office:time-value="-PT71H05M00S" calcext:value-type="time">
            <text:p>00:55</text:p>
          </table:table-cell>
          <table:table-cell table:style-name="ce6" table:formula="of:=HOUR([.H52])*60+MINUTE([.H52])" office:value-type="float" office:value="55" calcext:value-type="float">
            <text:p>55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10.8576573431442" calcext:value-type="float">
            <text:p>10.8576573431442</text:p>
          </table:table-cell>
          <table:table-cell table:style-name="ce6"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390*0.16" office:value-type="float" office:value="62.4" calcext:value-type="float">
            <text:p>62.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time" office:time-value="PT108H30M00S" calcext:value-type="time">
            <text:p>12:30</text:p>
          </table:table-cell>
          <table:table-cell table:style-name="ce11" office:value-type="time" office:time-value="PT13H30M00S" calcext:value-type="time">
            <text:p>13:30</text:p>
          </table:table-cell>
          <table:table-cell table:style-name="ce11" table:formula="of:=[.G53]-[.F53]" office:value-type="time" office:time-value="-PT95H00M00S" calcext:value-type="time">
            <text:p>01:00</text:p>
          </table:table-cell>
          <table:table-cell table:style-name="ce6" table:formula="of:=HOUR([.H53])*60+MINUTE([.H53])" office:value-type="float" office:value="60" calcext:value-type="float">
            <text:p>60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7.81468982261424" calcext:value-type="float">
            <text:p>7.81468982261424</text:p>
          </table:table-cell>
          <table:table-cell table:style-name="ce6"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office:value-type="float" office:value="1" calcext:value-type="float">
            <text:p>1</text:p>
          </table:table-cell>
          <table:table-cell table:style-name="ce3" office:value-type="time" office:time-value="PT132H30M00S" calcext:value-type="time">
            <text:p>12:30</text:p>
          </table:table-cell>
          <table:table-cell table:style-name="ce3" office:value-type="time" office:time-value="PT13H39M00S" calcext:value-type="time">
            <text:p>13:39</text:p>
          </table:table-cell>
          <table:table-cell table:style-name="ce3" table:formula="of:=[.G54]-[.F54]" office:value-type="time" office:time-value="-PT118H51M00S" calcext:value-type="time">
            <text:p>01:09</text:p>
          </table:table-cell>
          <table:table-cell table:formula="of:=HOUR([.H54])*60+MINUTE([.H54])" office:value-type="float" office:value="69" calcext:value-type="float">
            <text:p>6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5.02051250270163" calcext:value-type="float">
            <text:p>5.02051250270163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office:value-type="float" office:value="1" calcext:value-type="float">
            <text:p>1</text:p>
          </table:table-cell>
          <table:table-cell table:style-name="ce3" office:value-type="time" office:time-value="PT156H30M00S" calcext:value-type="time">
            <text:p>12:30</text:p>
          </table:table-cell>
          <table:table-cell table:style-name="ce3" office:value-type="time" office:time-value="PT13H44M00S" calcext:value-type="time">
            <text:p>13:44</text:p>
          </table:table-cell>
          <table:table-cell table:style-name="ce3" table:formula="of:=[.G55]-[.F55]" office:value-type="time" office:time-value="-PT142H46M00S" calcext:value-type="time">
            <text:p>01:14</text:p>
          </table:table-cell>
          <table:table-cell table:formula="of:=HOUR([.H55])*60+MINUTE([.H55])" office:value-type="float" office:value="74" calcext:value-type="float">
            <text:p>7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3.56960449773081" calcext:value-type="float">
            <text:p>3.56960449773081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office:value-type="float" office:value="1" calcext:value-type="float">
            <text:p>1</text:p>
          </table:table-cell>
          <table:table-cell table:style-name="ce3" office:value-type="time" office:time-value="PT180H30M00S" calcext:value-type="time">
            <text:p>12:30</text:p>
          </table:table-cell>
          <table:table-cell table:style-name="ce3" office:value-type="time" office:time-value="PT13H50M00S" calcext:value-type="time">
            <text:p>13:50</text:p>
          </table:table-cell>
          <table:table-cell table:style-name="ce3" table:formula="of:=[.G56]-[.F56]" office:value-type="time" office:time-value="-PT166H40M00S" calcext:value-type="time">
            <text:p>01:20</text:p>
          </table:table-cell>
          <table:table-cell table:formula="of:=HOUR([.H56])*60+MINUTE([.H56])" office:value-type="float" office:value="80" calcext:value-type="float">
            <text:p>8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2.27798702873287" calcext:value-type="float">
            <text:p>2.27798702873287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float" office:value="2" calcext:value-type="float">
            <text:p>2</text:p>
          </table:table-cell>
          <table:table-cell table:style-name="ce3" office:value-type="time" office:time-value="PT14H00M00S" calcext:value-type="time">
            <text:p>14:00</text:p>
          </table:table-cell>
          <table:table-cell table:style-name="ce3" office:value-type="time" office:time-value="PT14H37M00S" calcext:value-type="time">
            <text:p>14:37</text:p>
          </table:table-cell>
          <table:table-cell table:style-name="ce3" table:formula="of:=[.G57]-[.F57]" office:value-type="time" office:time-value="PT00H37M00S" calcext:value-type="time">
            <text:p>00:37</text:p>
          </table:table-cell>
          <table:table-cell table:formula="of:=HOUR([.H57])*60+MINUTE([.H57])" office:value-type="float" office:value="37" calcext:value-type="float">
            <text:p>3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1.1702612294472" calcext:value-type="float">
            <text:p>11.1702612294472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float" office:value="2" calcext:value-type="float">
            <text:p>2</text:p>
          </table:table-cell>
          <table:table-cell table:style-name="ce3" office:value-type="time" office:time-value="PT38H00M00S" calcext:value-type="time">
            <text:p>14:00</text:p>
          </table:table-cell>
          <table:table-cell table:style-name="ce3" office:value-type="time" office:time-value="PT14H42M00S" calcext:value-type="time">
            <text:p>14:42</text:p>
          </table:table-cell>
          <table:table-cell table:style-name="ce3" table:formula="of:=[.G58]-[.F58]" office:value-type="time" office:time-value="-PT23H18M00S" calcext:value-type="time">
            <text:p>00:42</text:p>
          </table:table-cell>
          <table:table-cell table:formula="of:=HOUR([.H58])*60+MINUTE([.H58])" office:value-type="float" office:value="42" calcext:value-type="float">
            <text:p>4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5.17040612028566" calcext:value-type="float">
            <text:p>5.17040612028566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float" office:value="2" calcext:value-type="float">
            <text:p>2</text:p>
          </table:table-cell>
          <table:table-cell table:style-name="ce3" office:value-type="time" office:time-value="PT62H00M00S" calcext:value-type="time">
            <text:p>14:00</text:p>
          </table:table-cell>
          <table:table-cell table:style-name="ce3" office:value-type="time" office:time-value="PT14H48M00S" calcext:value-type="time">
            <text:p>14:48</text:p>
          </table:table-cell>
          <table:table-cell table:style-name="ce3" table:formula="of:=[.G59]-[.F59]" office:value-type="time" office:time-value="-PT47H12M00S" calcext:value-type="time">
            <text:p>00:48</text:p>
          </table:table-cell>
          <table:table-cell table:formula="of:=HOUR([.H59])*60+MINUTE([.H59])" office:value-type="float" office:value="48" calcext:value-type="float">
            <text:p>4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2.71439653578079" calcext:value-type="float">
            <text:p>2.71439653578079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float" office:value="2" calcext:value-type="float">
            <text:p>2</text:p>
          </table:table-cell>
          <table:table-cell table:style-name="ce3" office:value-type="time" office:time-value="PT86H00M00S" calcext:value-type="time">
            <text:p>14:00</text:p>
          </table:table-cell>
          <table:table-cell table:style-name="ce3" office:value-type="time" office:time-value="PT14H53M00S" calcext:value-type="time">
            <text:p>14:53</text:p>
          </table:table-cell>
          <table:table-cell table:style-name="ce3" table:formula="of:=[.G60]-[.F60]" office:value-type="time" office:time-value="-PT71H07M00S" calcext:value-type="time">
            <text:p>00:53</text:p>
          </table:table-cell>
          <table:table-cell table:formula="of:=HOUR([.H60])*60+MINUTE([.H60])" office:value-type="float" office:value="53" calcext:value-type="float">
            <text:p>5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0.792165698925444" calcext:value-type="float">
            <text:p>0.792165698925444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float" office:value="2.1" calcext:value-type="float">
            <text:p>2.1</text:p>
          </table:table-cell>
          <table:table-cell table:style-name="ce3" office:value-type="time" office:time-value="PT110H00M00S" calcext:value-type="time">
            <text:p>14:00</text:p>
          </table:table-cell>
          <table:table-cell table:style-name="ce3" office:value-type="time" office:time-value="PT15H12M00S" calcext:value-type="time">
            <text:p>15:12</text:p>
          </table:table-cell>
          <table:table-cell table:style-name="ce3" table:formula="of:=[.G61]-[.F61]" office:value-type="time" office:time-value="-PT94H48M00S" calcext:value-type="time">
            <text:p>01:12</text:p>
          </table:table-cell>
          <table:table-cell table:formula="of:=HOUR([.H61])*60+MINUTE([.H61])" office:value-type="float" office:value="72" calcext:value-type="float">
            <text:p>7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1.3641921174161" calcext:value-type="float">
            <text:p>11.3641921174161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float" office:value="2.1" calcext:value-type="float">
            <text:p>2.1</text:p>
          </table:table-cell>
          <table:table-cell table:style-name="ce3" office:value-type="time" office:time-value="PT134H00M00S" calcext:value-type="time">
            <text:p>14:00</text:p>
          </table:table-cell>
          <table:table-cell table:style-name="ce3" office:value-type="time" office:time-value="PT15H17M00S" calcext:value-type="time">
            <text:p>15:17</text:p>
          </table:table-cell>
          <table:table-cell table:style-name="ce3" table:formula="of:=[.G62]-[.F62]" office:value-type="time" office:time-value="-PT118H43M00S" calcext:value-type="time">
            <text:p>01:17</text:p>
          </table:table-cell>
          <table:table-cell table:formula="of:=HOUR([.H62])*60+MINUTE([.H62])" office:value-type="float" office:value="77" calcext:value-type="float">
            <text:p>7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11085930501602" calcext:value-type="float">
            <text:p>8.11085930501602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float" office:value="2.1" calcext:value-type="float">
            <text:p>2.1</text:p>
          </table:table-cell>
          <table:table-cell table:style-name="ce3" office:value-type="time" office:time-value="PT158H00M00S" calcext:value-type="time">
            <text:p>14:00</text:p>
          </table:table-cell>
          <table:table-cell table:style-name="ce3" office:value-type="time" office:time-value="PT15H22M00S" calcext:value-type="time">
            <text:p>15:22</text:p>
          </table:table-cell>
          <table:table-cell table:style-name="ce3" table:formula="of:=[.G63]-[.F63]" office:value-type="time" office:time-value="-PT142H38M00S" calcext:value-type="time">
            <text:p>01:22</text:p>
          </table:table-cell>
          <table:table-cell table:formula="of:=HOUR([.H63])*60+MINUTE([.H63])" office:value-type="float" office:value="82" calcext:value-type="float">
            <text:p>8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5.28743800102172" calcext:value-type="float">
            <text:p>5.28743800102172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float" office:value="2.1" calcext:value-type="float">
            <text:p>2.1</text:p>
          </table:table-cell>
          <table:table-cell table:style-name="ce3" office:value-type="time" office:time-value="PT182H00M00S" calcext:value-type="time">
            <text:p>14:00</text:p>
          </table:table-cell>
          <table:table-cell table:style-name="ce3" office:value-type="time" office:time-value="PT15H28M00S" calcext:value-type="time">
            <text:p>15:28</text:p>
          </table:table-cell>
          <table:table-cell table:style-name="ce3" table:formula="of:=[.G64]-[.F64]" office:value-type="time" office:time-value="-PT166H32M00S" calcext:value-type="time">
            <text:p>01:28</text:p>
          </table:table-cell>
          <table:table-cell table:formula="of:=HOUR([.H64])*60+MINUTE([.H64])" office:value-type="float" office:value="88" calcext:value-type="float">
            <text:p>8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.81205273805799" calcext:value-type="float">
            <text:p>1.81205273805799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19" calcext:value-type="float">
            <text:p>19</text:p>
          </table:table-cell>
          <table:table-cell table:formula="of:=176*0.16" office:value-type="float" office:value="28.16" calcext:value-type="float">
            <text:p>28.16</text:p>
          </table:table-cell>
          <table:table-cell office:value-type="float" office:value="3" calcext:value-type="float">
            <text:p>3</text:p>
          </table:table-cell>
          <table:table-cell table:style-name="ce3" office:value-type="time" office:time-value="PT15H30M00S" calcext:value-type="time">
            <text:p>15:30</text:p>
          </table:table-cell>
          <table:table-cell table:style-name="ce3" office:value-type="time" office:time-value="PT15H59M00S" calcext:value-type="time">
            <text:p>15:59</text:p>
          </table:table-cell>
          <table:table-cell table:style-name="ce3" table:formula="of:=[.G65]-[.F65]" office:value-type="time" office:time-value="PT00H29M00S" calcext:value-type="time">
            <text:p>00:29</text:p>
          </table:table-cell>
          <table:table-cell table:formula="of:=HOUR([.H65])*60+MINUTE([.H65])" office:value-type="float" office:value="29" calcext:value-type="float">
            <text:p>2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81950835997835" calcext:value-type="float">
            <text:p>8.8195083599783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table:style-name="ce3" office:value-type="time" office:time-value="PT39H30M00S" calcext:value-type="time">
            <text:p>15:30</text:p>
          </table:table-cell>
          <table:table-cell table:style-name="ce3" office:value-type="time" office:time-value="PT16H27M00S" calcext:value-type="time">
            <text:p>16:27</text:p>
          </table:table-cell>
          <table:table-cell table:style-name="ce3" table:formula="of:=[.G66]-[.F66]" office:value-type="time" office:time-value="-PT23H03M00S" calcext:value-type="time">
            <text:p>00:57</text:p>
          </table:table-cell>
          <table:table-cell table:formula="of:=HOUR([.H66])*60+MINUTE([.H66])" office:value-type="float" office:value="57" calcext:value-type="float">
            <text:p>5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86824905002278" calcext:value-type="float">
            <text:p>8.86824905002278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table:style-name="ce3" office:value-type="time" office:time-value="PT63H30M00S" calcext:value-type="time">
            <text:p>15:30</text:p>
          </table:table-cell>
          <table:table-cell table:style-name="ce3" office:value-type="time" office:time-value="PT16H30M00S" calcext:value-type="time">
            <text:p>16:30</text:p>
          </table:table-cell>
          <table:table-cell table:style-name="ce3" table:formula="of:=[.G67]-[.F67]" office:value-type="time" office:time-value="-PT47H00M00S" calcext:value-type="time">
            <text:p>01:00</text:p>
          </table:table-cell>
          <table:table-cell table:formula="of:=HOUR([.H67])*60+MINUTE([.H67])" office:value-type="float" office:value="60" calcext:value-type="float">
            <text:p>6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9.94647615032786" calcext:value-type="float">
            <text:p>9.94647615032786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table:style-name="ce3" office:value-type="time" office:time-value="PT87H30M00S" calcext:value-type="time">
            <text:p>15:30</text:p>
          </table:table-cell>
          <table:table-cell table:style-name="ce3" office:value-type="time" office:time-value="PT16H35M00S" calcext:value-type="time">
            <text:p>16:35</text:p>
          </table:table-cell>
          <table:table-cell table:style-name="ce3" table:formula="of:=[.G68]-[.F68]" office:value-type="time" office:time-value="-PT70H55M00S" calcext:value-type="time">
            <text:p>01:05</text:p>
          </table:table-cell>
          <table:table-cell table:formula="of:=HOUR([.H68])*60+MINUTE([.H68])" office:value-type="float" office:value="65" calcext:value-type="float">
            <text:p>6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0.1936156413273" calcext:value-type="float">
            <text:p>10.1936156413273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table:style-name="ce3" office:value-type="time" office:time-value="PT111H30M00S" calcext:value-type="time">
            <text:p>15:30</text:p>
          </table:table-cell>
          <table:table-cell table:style-name="ce3" office:value-type="time" office:time-value="PT16H40M00S" calcext:value-type="time">
            <text:p>16:40</text:p>
          </table:table-cell>
          <table:table-cell table:style-name="ce3" table:formula="of:=[.G69]-[.F69]" office:value-type="time" office:time-value="-PT94H50M00S" calcext:value-type="time">
            <text:p>01:10</text:p>
          </table:table-cell>
          <table:table-cell table:formula="of:=HOUR([.H69])*60+MINUTE([.H69])"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0.2894409137467" calcext:value-type="float">
            <text:p>10.2894409137467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table:style-name="ce3" office:value-type="time" office:time-value="PT135H30M00S" calcext:value-type="time">
            <text:p>15:30</text:p>
          </table:table-cell>
          <table:table-cell table:style-name="ce3" office:value-type="time" office:time-value="PT16H45M00S" calcext:value-type="time">
            <text:p>16:45</text:p>
          </table:table-cell>
          <table:table-cell table:style-name="ce3" table:formula="of:=[.G70]-[.F70]" office:value-type="time" office:time-value="-PT118H45M00S" calcext:value-type="time">
            <text:p>01:15</text:p>
          </table:table-cell>
          <table:table-cell table:formula="of:=HOUR([.H70])*60+MINUTE([.H70])"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9.08775772154738" calcext:value-type="float">
            <text:p>9.08775772154738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22" calcext:value-type="float">
            <text:p>22</text:p>
          </table:table-cell>
          <table:table-cell table:style-name="ce8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table:style-name="ce3" office:value-type="time" office:time-value="PT159H30M00S" calcext:value-type="time">
            <text:p>15:30</text:p>
          </table:table-cell>
          <table:table-cell table:style-name="ce3" office:value-type="time" office:time-value="PT16H50M00S" calcext:value-type="time">
            <text:p>16:50</text:p>
          </table:table-cell>
          <table:table-cell table:style-name="ce3" table:formula="of:=[.G71]-[.F71]" office:value-type="time" office:time-value="-PT142H40M00S" calcext:value-type="time">
            <text:p>01:20</text:p>
          </table:table-cell>
          <table:table-cell table:formula="of:=HOUR([.H71])*60+MINUTE([.H71])" office:value-type="float" office:value="80" calcext:value-type="float">
            <text:p>8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6.72229606860765" calcext:value-type="float">
            <text:p>6.7222960686076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23" calcext:value-type="float">
            <text:p>23</text:p>
          </table:table-cell>
          <table:table-cell table:style-name="ce8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table:style-name="ce3" office:value-type="time" office:time-value="PT183H30M00S" calcext:value-type="time">
            <text:p>15:30</text:p>
          </table:table-cell>
          <table:table-cell table:style-name="ce3" office:value-type="time" office:time-value="PT16H55M00S" calcext:value-type="time">
            <text:p>16:55</text:p>
          </table:table-cell>
          <table:table-cell table:style-name="ce3" table:formula="of:=[.G72]-[.F72]" office:value-type="time" office:time-value="-PT166H35M00S" calcext:value-type="time">
            <text:p>01:25</text:p>
          </table:table-cell>
          <table:table-cell table:formula="of:=HOUR([.H72])*60+MINUTE([.H72])"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6.40377482844292" calcext:value-type="float">
            <text:p>6.40377482844292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table:style-name="ce3" office:value-type="time" office:time-value="PT207H30M00S" calcext:value-type="time">
            <text:p>15:30</text:p>
          </table:table-cell>
          <table:table-cell table:style-name="ce3" office:value-type="time" office:time-value="PT17H00M00S" calcext:value-type="time">
            <text:p>17:00</text:p>
          </table:table-cell>
          <table:table-cell table:style-name="ce3" table:formula="of:=[.G73]-[.F73]" office:value-type="time" office:time-value="-PT190H30M00S" calcext:value-type="time">
            <text:p>01:30</text:p>
          </table:table-cell>
          <table:table-cell table:formula="of:=HOUR([.H73])*60+MINUTE([.H73])" office:value-type="float" office:value="90" calcext:value-type="float">
            <text:p>9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5.41531099394825" calcext:value-type="float">
            <text:p>5.4153109939482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25" calcext:value-type="float">
            <text:p>25</text:p>
          </table:table-cell>
          <table:table-cell table:style-name="ce8"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table:style-name="ce3" office:value-type="time" office:time-value="PT17H00M00S" calcext:value-type="time">
            <text:p>17:00</text:p>
          </table:table-cell>
          <table:table-cell table:style-name="ce3" office:value-type="time" office:time-value="PT17H35M00S" calcext:value-type="time">
            <text:p>17:35</text:p>
          </table:table-cell>
          <table:table-cell table:style-name="ce3" table:formula="of:=[.G74]-[.F74]" office:value-type="time" office:time-value="PT00H35M00S" calcext:value-type="time">
            <text:p>00:35</text:p>
          </table:table-cell>
          <table:table-cell table:formula="of:=HOUR([.H74])*60+MINUTE([.H74])" office:value-type="float" office:value="35" calcext:value-type="float">
            <text:p>3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2.8013236717615" calcext:value-type="float">
            <text:p>12.801323671761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26" calcext:value-type="float">
            <text:p>26</text:p>
          </table:table-cell>
          <table:table-cell table:style-name="ce8"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table:style-name="ce3" office:value-type="time" office:time-value="PT41H00M00S" calcext:value-type="time">
            <text:p>17:00</text:p>
          </table:table-cell>
          <table:table-cell table:style-name="ce3" office:value-type="time" office:time-value="PT17H40M00S" calcext:value-type="time">
            <text:p>17:40</text:p>
          </table:table-cell>
          <table:table-cell table:style-name="ce3" table:formula="of:=[.G75]-[.F75]" office:value-type="time" office:time-value="-PT23H20M00S" calcext:value-type="time">
            <text:p>00:40</text:p>
          </table:table-cell>
          <table:table-cell table:formula="of:=HOUR([.H75])*60+MINUTE([.H75])" office:value-type="float" office:value="40" calcext:value-type="float">
            <text:p>4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0.567842708836" calcext:value-type="float">
            <text:p>10.567842708836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table:style-name="ce3" office:value-type="time" office:time-value="PT65H00M00S" calcext:value-type="time">
            <text:p>17:00</text:p>
          </table:table-cell>
          <table:table-cell table:style-name="ce3" office:value-type="time" office:time-value="PT17H43M00S" calcext:value-type="time">
            <text:p>17:43</text:p>
          </table:table-cell>
          <table:table-cell table:style-name="ce3" table:formula="of:=[.G76]-[.F76]" office:value-type="time" office:time-value="-PT47H17M00S" calcext:value-type="time">
            <text:p>00:43</text:p>
          </table:table-cell>
          <table:table-cell table:formula="of:=HOUR([.H76])*60+MINUTE([.H76])" office:value-type="float" office:value="43" calcext:value-type="float">
            <text:p>4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16242013886786" calcext:value-type="float">
            <text:p>8.16242013886786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table:style-name="ce3" office:value-type="time" office:time-value="PT89H00M00S" calcext:value-type="time">
            <text:p>17:00</text:p>
          </table:table-cell>
          <table:table-cell table:style-name="ce3" office:value-type="time" office:time-value="PT17H46M00S" calcext:value-type="time">
            <text:p>17:46</text:p>
          </table:table-cell>
          <table:table-cell table:style-name="ce3" table:formula="of:=[.G77]-[.F77]" office:value-type="time" office:time-value="-PT71H14M00S" calcext:value-type="time">
            <text:p>00:46</text:p>
          </table:table-cell>
          <table:table-cell table:formula="of:=HOUR([.H77])*60+MINUTE([.H77])" office:value-type="float" office:value="46" calcext:value-type="float">
            <text:p>46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3.62933116826548" calcext:value-type="float">
            <text:p>3.62933116826548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table:style-name="ce3" office:value-type="time" office:time-value="PT113H00M00S" calcext:value-type="time">
            <text:p>17:00</text:p>
          </table:table-cell>
          <table:table-cell table:style-name="ce3" office:value-type="time" office:time-value="PT17H49M00S" calcext:value-type="time">
            <text:p>17:49</text:p>
          </table:table-cell>
          <table:table-cell table:style-name="ce3" table:formula="of:=[.G78]-[.F78]" office:value-type="time" office:time-value="-PT95H11M00S" calcext:value-type="time">
            <text:p>00:49</text:p>
          </table:table-cell>
          <table:table-cell table:formula="of:=HOUR([.H78])*60+MINUTE([.H78])" office:value-type="float" office:value="49" calcext:value-type="float">
            <text:p>4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.77852849807536" calcext:value-type="float">
            <text:p>1.77852849807536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table:style-name="ce3" office:value-type="time" office:time-value="PT137H00M00S" calcext:value-type="time">
            <text:p>17:00</text:p>
          </table:table-cell>
          <table:table-cell table:style-name="ce3" office:value-type="time" office:time-value="PT17H52M00S" calcext:value-type="time">
            <text:p>17:52</text:p>
          </table:table-cell>
          <table:table-cell table:style-name="ce3" table:formula="of:=[.G79]-[.F79]" office:value-type="time" office:time-value="-PT119H08M00S" calcext:value-type="time">
            <text:p>00:52</text:p>
          </table:table-cell>
          <table:table-cell table:formula="of:=HOUR([.H79])*60+MINUTE([.H79])" office:value-type="float" office:value="52" calcext:value-type="float">
            <text:p>5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0.886385214511992" calcext:value-type="float">
            <text:p>0.886385214511992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2.72256" calcext:value-type="float">
            <text:p>42.72256</text:p>
          </table:table-cell>
          <table:table-cell office:value-type="float" office:value="1.1" calcext:value-type="float">
            <text:p>1.1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0.65008" calcext:value-type="float">
            <text:p>40.65008</text:p>
          </table:table-cell>
          <table:table-cell office:value-type="float" office:value="1.1" calcext:value-type="float">
            <text:p>1.1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2.1672" calcext:value-type="float">
            <text:p>52.1672</text:p>
          </table:table-cell>
          <table:table-cell office:value-type="float" office:value="1.1" calcext:value-type="float">
            <text:p>1.1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3.76304" calcext:value-type="float">
            <text:p>33.76304</text:p>
          </table:table-cell>
          <table:table-cell office:value-type="float" office:value="1.2" calcext:value-type="float">
            <text:p>1.2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1.05088" calcext:value-type="float">
            <text:p>31.05088</text:p>
          </table:table-cell>
          <table:table-cell office:value-type="float" office:value="1.2" calcext:value-type="float">
            <text:p>1.2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7.28816" calcext:value-type="float">
            <text:p>37.28816</text:p>
          </table:table-cell>
          <table:table-cell office:value-type="float" office:value="1.2" calcext:value-type="float">
            <text:p>1.2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5.68176" calcext:value-type="float">
            <text:p>35.68176</text:p>
          </table:table-cell>
          <table:table-cell office:value-type="float" office:value="1.2" calcext:value-type="float">
            <text:p>1.2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1.68544" calcext:value-type="float">
            <text:p>51.6854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50.56944" calcext:value-type="float">
            <text:p>50.5694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8.49024" calcext:value-type="float">
            <text:p>48.4902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47.68048" calcext:value-type="float">
            <text:p>47.68048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7.0432" calcext:value-type="float">
            <text:p>47.043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5.91024" calcext:value-type="float">
            <text:p>45.9102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6.08848" calcext:value-type="float">
            <text:p>46.08848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86.39968" calcext:value-type="float">
            <text:p>86.39968</text:p>
          </table:table-cell>
          <table:table-cell office:value-type="float" office:value="2.1" calcext:value-type="float">
            <text:p>2.1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85.92624" calcext:value-type="float">
            <text:p>85.92624</text:p>
          </table:table-cell>
          <table:table-cell office:value-type="float" office:value="2.1" calcext:value-type="float">
            <text:p>2.1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84.15744" calcext:value-type="float">
            <text:p>84.15744</text:p>
          </table:table-cell>
          <table:table-cell office:value-type="float" office:value="2.1" calcext:value-type="float">
            <text:p>2.1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83.8464" calcext:value-type="float">
            <text:p>83.8464</text:p>
          </table:table-cell>
          <table:table-cell office:value-type="float" office:value="2.1" calcext:value-type="float">
            <text:p>2.1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84.80032" calcext:value-type="float">
            <text:p>84.80032</text:p>
          </table:table-cell>
          <table:table-cell office:value-type="float" office:value="2.1" calcext:value-type="float">
            <text:p>2.1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84.00656" calcext:value-type="float">
            <text:p>84.00656</text:p>
          </table:table-cell>
          <table:table-cell office:value-type="float" office:value="2.1" calcext:value-type="float">
            <text:p>2.1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82.08336" calcext:value-type="float">
            <text:p>82.08336</text:p>
          </table:table-cell>
          <table:table-cell office:value-type="float" office:value="2.1" calcext:value-type="float">
            <text:p>2.1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1.60272" calcext:value-type="float">
            <text:p>81.60272</text:p>
          </table:table-cell>
          <table:table-cell office:value-type="float" office:value="2.1" calcext:value-type="float">
            <text:p>2.1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81.76336" calcext:value-type="float">
            <text:p>81.76336</text:p>
          </table:table-cell>
          <table:table-cell office:value-type="float" office:value="2.1" calcext:value-type="float">
            <text:p>2.1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83.04256" calcext:value-type="float">
            <text:p>83.04256</text:p>
          </table:table-cell>
          <table:table-cell office:value-type="float" office:value="2.1" calcext:value-type="float">
            <text:p>2.1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81.29216" calcext:value-type="float">
            <text:p>81.29216</text:p>
          </table:table-cell>
          <table:table-cell office:value-type="float" office:value="2.1" calcext:value-type="float">
            <text:p>2.1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80.31856" calcext:value-type="float">
            <text:p>80.31856</text:p>
          </table:table-cell>
          <table:table-cell office:value-type="float" office:value="2.1" calcext:value-type="float">
            <text:p>2.1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79.68864" calcext:value-type="float">
            <text:p>79.68864</text:p>
          </table:table-cell>
          <table:table-cell office:value-type="float" office:value="2.1" calcext:value-type="float">
            <text:p>2.1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78.72064" calcext:value-type="float">
            <text:p>78.72064</text:p>
          </table:table-cell>
          <table:table-cell office:value-type="float" office:value="2.1" calcext:value-type="float">
            <text:p>2.1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78.08624" calcext:value-type="float">
            <text:p>78.08624</text:p>
          </table:table-cell>
          <table:table-cell office:value-type="float" office:value="2.1" calcext:value-type="float">
            <text:p>2.1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78.72064" calcext:value-type="float">
            <text:p>78.72064</text:p>
          </table:table-cell>
          <table:table-cell office:value-type="float" office:value="2.1" calcext:value-type="float">
            <text:p>2.1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76.96048" calcext:value-type="float">
            <text:p>76.96048</text:p>
          </table:table-cell>
          <table:table-cell office:value-type="float" office:value="2.1" calcext:value-type="float">
            <text:p>2.1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76.80096" calcext:value-type="float">
            <text:p>76.80096</text:p>
          </table:table-cell>
          <table:table-cell office:value-type="float" office:value="2.1" calcext:value-type="float">
            <text:p>2.1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75.84592" calcext:value-type="float">
            <text:p>75.84592</text:p>
          </table:table-cell>
          <table:table-cell office:value-type="float" office:value="2.1" calcext:value-type="float">
            <text:p>2.1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75.04688" calcext:value-type="float">
            <text:p>75.04688</text:p>
          </table:table-cell>
          <table:table-cell office:value-type="float" office:value="2.1" calcext:value-type="float">
            <text:p>2.1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56.324" calcext:value-type="float">
            <text:p>56.324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55.84432" calcext:value-type="float">
            <text:p>55.8443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54.89424" calcext:value-type="float">
            <text:p>54.89424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54.4096" calcext:value-type="float">
            <text:p>54.4096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54.07792" calcext:value-type="float">
            <text:p>54.0779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53.11584" calcext:value-type="float">
            <text:p>53.11584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51.84128" calcext:value-type="float">
            <text:p>51.84128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51.68544" calcext:value-type="float">
            <text:p>51.68544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51.20864" calcext:value-type="float">
            <text:p>51.20864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49.6064" calcext:value-type="float">
            <text:p>49.6064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48.79712" calcext:value-type="float">
            <text:p>48.7971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48.16384" calcext:value-type="float">
            <text:p>48.16384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47.52752" calcext:value-type="float">
            <text:p>47.5275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46.56864" calcext:value-type="float">
            <text:p>46.56864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134.72448" calcext:value-type="float">
            <text:p>134.72448</text:p>
          </table:table-cell>
          <table:table-cell office:value-type="float" office:value="3.1" calcext:value-type="float">
            <text:p>3.1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134.72448" calcext:value-type="float">
            <text:p>134.72448</text:p>
          </table:table-cell>
          <table:table-cell office:value-type="float" office:value="3.1" calcext:value-type="float">
            <text:p>3.1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34.56432" calcext:value-type="float">
            <text:p>134.56432</text:p>
          </table:table-cell>
          <table:table-cell office:value-type="float" office:value="3.1" calcext:value-type="float">
            <text:p>3.1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.24224" calcext:value-type="float">
            <text:p>134.24224</text:p>
          </table:table-cell>
          <table:table-cell office:value-type="float" office:value="3.1" calcext:value-type="float">
            <text:p>3.1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132.64192" calcext:value-type="float">
            <text:p>132.64192</text:p>
          </table:table-cell>
          <table:table-cell office:value-type="float" office:value="3.1" calcext:value-type="float">
            <text:p>3.1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130.40944" calcext:value-type="float">
            <text:p>130.40944</text:p>
          </table:table-cell>
          <table:table-cell office:value-type="float" office:value="3.1" calcext:value-type="float">
            <text:p>3.1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130.2408" calcext:value-type="float">
            <text:p>130.2408</text:p>
          </table:table-cell>
          <table:table-cell office:value-type="float" office:value="3.1" calcext:value-type="float">
            <text:p>3.1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130.72048" calcext:value-type="float">
            <text:p>130.72048</text:p>
          </table:table-cell>
          <table:table-cell office:value-type="float" office:value="3.1" calcext:value-type="float">
            <text:p>3.1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30.87664" calcext:value-type="float">
            <text:p>30.8766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30.24096" calcext:value-type="float">
            <text:p>30.2409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59.6792" calcext:value-type="float">
            <text:p>59.6792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57.12656" calcext:value-type="float">
            <text:p>57.1265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56.64832" calcext:value-type="float">
            <text:p>56.64832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55.84432" calcext:value-type="float">
            <text:p>55.84432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54.71904" calcext:value-type="float">
            <text:p>54.7190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54.4096" calcext:value-type="float">
            <text:p>54.409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53.4424" calcext:value-type="float">
            <text:p>53.442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53.11584" calcext:value-type="float">
            <text:p>53.1158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51.52208" calcext:value-type="float">
            <text:p>51.5220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49.4448" calcext:value-type="float">
            <text:p>49.444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office:value-type="float" office:value="48.3216" calcext:value-type="float">
            <text:p>48.321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47.52752" calcext:value-type="float">
            <text:p>47.52752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46.40848" calcext:value-type="float">
            <text:p>46.4084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office:value-type="float" office:value="46.56864" calcext:value-type="float">
            <text:p>46.5686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</table:table>
      <table:table table:name="Lifetime" table:style-name="ta1"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roplet#</text:p>
          </table:table-cell>
          <table:table-cell office:value-type="string" calcext:value-type="string">
            <text:p>Droplet size</text:p>
          </table:table-cell>
          <table:table-cell office:value-type="string" calcext:value-type="string">
            <text:p>Image type</text:p>
          </table:table-cell>
          <table:table-cell office:value-type="string" calcext:value-type="string">
            <text:p>Life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string" calcext:value-type="string">
            <text:p>bf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formula="of:=433*0.16" office:value-type="float" office:value="69.28" calcext:value-type="float">
            <text:p>69.28</text:p>
          </table:table-cell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formula="of:=555*0.16" office:value-type="float" office:value="88.8" calcext:value-type="float">
            <text:p>88.8</text:p>
          </table:table-cell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formula="of:=253*0.16" office:value-type="float" office:value="40.48" calcext:value-type="float">
            <text:p>40.48</text:p>
          </table:table-cell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formula="of:=391*0.16" office:value-type="float" office:value="62.56" calcext:value-type="float">
            <text:p>62.56</text:p>
          </table:table-cell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formula="of:=595*0.16" office:value-type="float" office:value="95.2" calcext:value-type="float">
            <text:p>95.2</text:p>
          </table:table-cell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formula="of:=384*0.16" office:value-type="float" office:value="61.44" calcext:value-type="float">
            <text:p>61.44</text:p>
          </table:table-cell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string" calcext:value-type="string">
            <text:p>f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string" calcext:value-type="string">
            <text:p>f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585*0.16" office:value-type="float" office:value="93.6" calcext:value-type="float">
            <text:p>93.6</text:p>
          </table:table-cell>
          <table:table-cell office:value-type="string" calcext:value-type="string">
            <text:p>fl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office:value-type="string" calcext:value-type="string">
            <text:p>fl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formula="of:=341*0.16" office:value-type="float" office:value="54.56" calcext:value-type="float">
            <text:p>54.56</text:p>
          </table:table-cell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formula="of:=501*0.16" office:value-type="float" office:value="80.16" calcext:value-type="float">
            <text:p>80.16</text:p>
          </table:table-cell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formula="of:=324*0.16" office:value-type="float" office:value="51.84" calcext:value-type="float">
            <text:p>51.84</text:p>
          </table:table-cell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formula="of:=236*0.16" office:value-type="float" office:value="37.76" calcext:value-type="float">
            <text:p>37.76</text:p>
          </table:table-cell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formula="of:=595*0.16" office:value-type="float" office:value="95.2" calcext:value-type="float">
            <text:p>95.2</text:p>
          </table:table-cell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office:value-type="string" calcext:value-type="string">
            <text:p>f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string" calcext:value-type="string">
            <text:p>f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string" calcext:value-type="string">
            <text:p>f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76*0.16" office:value-type="float" office:value="28.16" calcext:value-type="float">
            <text:p>28.16</text:p>
          </table:table-cell>
          <table:table-cell office:value-type="string" calcext:value-type="string">
            <text:p>f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string" calcext:value-type="string">
            <text:p>fl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string" calcext:value-type="string">
            <text:p>fl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20">
          <table:table-cell table:number-columns-repeated="4"/>
        </table:table-row>
        <table:table-row table:style-name="ro1" table:number-rows-repeated="5">
          <table:table-cell table:style-name="Default"/>
          <table:table-cell table:number-columns-repeated="3"/>
        </table:table-row>
        <table:table-row table:style-name="ro1" table:number-rows-repeated="3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1" table:target-range-address="Lifetime.A1:Lifetime.D10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10:57:41.97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5T12:27:26.731000000</dc:date>
    <meta:editing-duration>PT6H40M16S</meta:editing-duration>
    <meta:editing-cycles>10</meta:editing-cycles>
    <meta:generator>LibreOffice/7.2.0.4$Windows_X86_64 LibreOffice_project/9a9c6381e3f7a62afc1329bd359cc48accb6435b</meta:generator>
    <meta:document-statistic meta:table-count="2" meta:cell-count="1479" meta:object-count="0"/>
  </office:meta>
</office:document-meta>
</file>